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-Bold" svg:font-family="Courier-Bold" style:font-family-generic="modern"/>
    <style:font-face style:name="Times-Roman" svg:font-family="Times-Roman" style:font-family-generic="roman"/>
    <style:font-face style:name=".AppleSystemUIFont" svg:font-family=".AppleSystemUIFon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a1" style:family="table">
      <style:table-properties style:width="8.7903in" fo:margin-left="0.284in" fo:margin-right="8.6056in" table:align="margins" style:writing-mode="lr-tb"/>
    </style:style>
    <style:style style:name="Tabla1.A" style:family="table-column">
      <style:table-column-properties style:column-width="1.8028in" style:rel-column-width="2596*"/>
    </style:style>
    <style:style style:name="Tabla1.B" style:family="table-column">
      <style:table-column-properties style:column-width="6.9875in" style:rel-column-width="10062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075in" fo:padding-right="0.075in" fo:padding-top="0in" fo:padding-bottom="0in" fo:border="0.0007in solid #bfbfbf"/>
    </style:style>
    <style:style style:name="Tabla1.A3" style:family="table-cell">
      <style:table-cell-properties fo:padding-left="0.075in" fo:padding-right="0.075in" fo:padding-top="0in" fo:padding-bottom="0in" fo:border-left="0.0007in solid #bfbfbf" fo:border-right="0.0007in solid #bfbfbf" fo:border-top="none" fo:border-bottom="0.0007in solid #bfbfbf"/>
    </style:style>
    <style:style style:name="Tabla2" style:family="table">
      <style:table-properties style:width="12.259in" fo:margin-left="0.2715in" fo:margin-right="5.1493in" table:align="margins" style:writing-mode="lr-tb"/>
    </style:style>
    <style:style style:name="Tabla2.A" style:family="table-column">
      <style:table-column-properties style:column-width="1.8757in" style:rel-column-width="10026*"/>
    </style:style>
    <style:style style:name="Tabla2.B" style:family="table-column">
      <style:table-column-properties style:column-width="1.8236in" style:rel-column-width="9748*"/>
    </style:style>
    <style:style style:name="Tabla2.C" style:family="table-column">
      <style:table-column-properties style:column-width="2.1403in" style:rel-column-width="11440*"/>
    </style:style>
    <style:style style:name="Tabla2.F" style:family="table-column">
      <style:table-column-properties style:column-width="2.1403in" style:rel-column-width="11441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075in" fo:padding-right="0.075in" fo:padding-top="0in" fo:padding-bottom="0in" fo:border="0.0139in solid #bfbfbf"/>
    </style:style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P2" style:family="paragraph" style:parent-style-name="Standard">
      <style:paragraph-properties fo:margin-left="0in" fo:margin-right="0.0945in" fo:text-indent="0in" style:auto-text-indent="false" style:text-autospace="none"/>
      <style:text-properties style:use-window-font-color="true" style:font-name="Courier" fo:font-size="12pt" fo:font-style="normal" fo:font-weight="normal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3" style:family="paragraph" style:parent-style-name="Standard">
      <style:paragraph-properties fo:margin-left="0in" fo:margin-right="0.0945in" fo:text-indent="0in" style:auto-text-indent="false" style:text-autospace="none"/>
      <style:text-properties style:use-window-font-color="true" style:font-name="Helvetica" fo:font-size="16pt" fo:font-style="normal" fo:font-weight="normal" style:font-name-asian="Helvetica" style:font-size-asian="16pt" style:font-style-asian="normal" style:font-weight-asian="normal" style:font-name-complex="Helvetica" style:font-size-complex="16pt" style:font-style-complex="normal" style:font-weight-complex="normal"/>
    </style:style>
    <style:style style:name="P4" style:family="paragraph" style:parent-style-name="Standard">
      <style:paragraph-properties fo:margin-left="1.4772in" fo:margin-right="0in" fo:text-indent="0in" style:auto-text-indent="false"/>
    </style:style>
    <style:style style:name="P5" style:family="paragraph" style:parent-style-name="Standard">
      <style:text-properties style:font-name="Courier New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>
      <style:paragraph-properties fo:margin-left="1.5in" fo:margin-right="0.0945in" fo:text-indent="0in" style:auto-text-indent="false" style:text-autospace="none">
        <style:tab-stops>
          <style:tab-stop style:position="-1in"/>
        </style:tab-stops>
      </style:paragraph-properties>
      <style:text-properties style:use-window-font-color="true" style:font-name="Helvetica" fo:font-size="16pt" fo:font-style="normal" fo:font-weight="normal" style:font-name-asian="Helvetica" style:font-size-asian="16pt" style:font-style-asian="normal" style:font-weight-asian="normal" style:font-name-complex="Helvetica" style:font-size-complex="16pt" style:font-style-complex="normal" style:font-weight-complex="normal"/>
    </style:style>
    <style:style style:name="P11" style:family="paragraph" style:parent-style-name="Heading_20_2">
      <style:text-properties style:font-name="Courier New"/>
    </style:style>
    <style:style style:name="P12" style:family="paragraph" style:parent-style-name="Text_20_body" style:list-style-name="L4"/>
    <style:style style:name="T1" style:family="text">
      <style:text-properties style:font-name="Courier New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style:use-window-font-color="true" style:font-name="Times-Roman" fo:font-size="10pt" fo:font-style="normal" fo:font-weight="normal" style:font-name-asian="Times-Roman" style:font-size-asian="10pt" style:font-style-asian="normal" style:font-weight-asian="normal" style:font-name-complex="Times-Roman" style:font-size-complex="10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VSL Vibrational Symbolic Language</text:p>
      <text:p text:style-name="Standard"/>
      <text:h text:style-name="Heading_20_1" text:outline-level="1">intro</text:h>
      <text:p text:style-name="Standard"/>
      <text:p text:style-name="Standard">Symbolic language for compact sound synthesis and graphical representation, uses unicode symbols to represent wave modifiers, and multithreading for <text:s/>efficient generation.</text:p>
      <text:p text:style-name="Standard"/>
      <text:p text:style-name="Standard">examples (copy/paste each example at a time):</text:p>
      <text:p text:style-name="Standard"/>
      <text:p text:style-name="example">// example 1</text:p>
      <text:p text:style-name="example">~440; // generate a 440hz tone in chan 0</text:p>
      <text:p text:style-name="example"/>
      <text:p text:style-name="example">// example 2</text:p>
      <text:p text:style-name="example">~3 ~440 // a 440 hz tone modulated by a 3 hz one, note the implicit multiplication used -&gt; chan 1</text:p>
      <text:p text:style-name="example"/>
      <text:p text:style-name="example">// example 3</text:p>
      <text:p text:style-name="example">const l0=1/Ø, a1=Ø, f0=622, fd=10, fam=3, l0f0=l0*f0, a1f0=a1*f0, seconds=6;</text:p>
      <text:p text:style-name="example"/>
      <text:p text:style-name="example">{fam}sin(fd/(t+1)) * (l0{f0} + {l0f0} + a1{a1f0}); // chan 0 expression definition</text:p>
      <text:p text:style-name="Standard"/>
      <text:h text:style-name="Heading_20_2" text:outline-level="2">special constants</text:h>
      <text:p text:style-name="P1">Ø=1.618, π=3.141592</text:p>
      <text:p text:style-name="P1"/>
      <text:h text:style-name="Heading_20_2" text:outline-level="2">sample time <text:span text:style-name="T2">t</text:span></text:h>
      <text:p text:style-name="Standard">Special variable 't' or ' τ' is the time frame variable, it's values sequence from 0 to <text:s/>'2π*seconds' in '2π/sample_rate' increments, sin function can be used to generate a 440hz tone by <text:span text:style-name="T1">sin(t*440)</text:span></text:p>
      <text:p text:style-name="P5"/>
      <text:h text:style-name="P11" text:outline-level="2">channels</text:h>
      <text:p text:style-name="Standard">each expression represent ended with ';' a different channel so a two channel definition is just:</text:p>
      <text:p text:style-name="Standard"/>
      <text:p text:style-name="example">~440;</text:p>
      <text:p text:style-name="example">~442;</text:p>
      <text:p text:style-name="example"/>
      <text:h text:style-name="Heading_20_1" text:outline-level="1">sections</text:h>
      <text:h text:style-name="Heading_20_2" text:outline-level="2">Notation</text:h>
      <text:p text:style-name="Text_20_body">Two different notation are supported: algebraic, RPN, algebraic is the default notation and does not need to be explicitly identified,</text:p>
      <text:p text:style-name="Text_20_body">examples:</text:p>
      <text:p text:style-name="example">algebraic; // specify default algebraic notation</text:p>
      <text:p text:style-name="example">~2 ~440;</text:p>
      <text:p text:style-name="example">rpn; // reverse polish notation </text:p>
      <text:p text:style-name="example">2~ 440~ *;</text:p>
      <text:p text:style-name="Standard"/>
      <text:h text:style-name="Heading_20_2" text:outline-level="2">const</text:h>
      <text:p text:style-name="Standard">defines constant symbols used in wave definition, special symbols include </text:p>
      <text:list xml:id="list1467217448930227977" text:style-name="L1">
        <text:list-item>
          <text:p text:style-name="P6">seconds=expression, defines total wave duration</text:p>
        </text:list-item>
        <text:list-item>
          <text:p text:style-name="P6">sample_rate=expression, defines sample rate in hz</text:p>
        </text:list-item>
        <text:list-item>
          <text:p text:style-name="P6">bits_sample=expression, defines bits per sample, 8, 16, 32 and float</text:p>
          <text:p text:style-name="P6"/>
        </text:list-item>
      </text:list>
      <text:p text:style-name="Standard">examples:</text:p>
      <text:p text:style-name="Standard"/>
      <text:p text:style-name="example">const seconds=10, sample_rate=22050, bits_sample=32;</text:p>
      <text:p text:style-name="P1">const seconds=2+4, sample_rate=44100/3, bits_sample=float;</text:p>
      <text:p text:style-name="Standard"/>
      <text:h text:style-name="Heading_20_2" text:outline-level="2">let</text:h>
      <text:p text:style-name="Text_20_body">Defines variables evaluated in each sample, syntax is variable=expression, where expression may contain consts or previous defined variables.</text:p>
      <text:p text:style-name="Text_20_body">examples:</text:p>
      <text:p text:style-name="example">const seconds=9, f0=440, f1=Ø·f0, f14=f1/4, s3=[3], s2=[2], k0=0.6, k1=0.2;</text:p>
      <text:p text:style-name="example">let ts3=τ+s3; // ts3 is sample time 'τ' or 't' plus const s3</text:p>
      <text:p text:style-name="example"/>
      <text:h text:style-name="Heading_20_2" text:outline-level="2">functions</text:h>
      <text:p text:style-name="Standard">syntax: func name(parameter list) ➡ return expression</text:p>
      <text:p text:style-name="Standard">example:</text:p>
      <text:p text:style-name="Standard"/>
      <text:p text:style-name="example">// balance phi</text:p>
      <text:p text:style-name="example"/>
      <text:p text:style-name="example">const f0=330, rc=3, k=-.3;</text:p>
      <text:p text:style-name="example">let f0rc=f0+rc;</text:p>
      <text:p text:style-name="example"/>
      <text:p text:style-name="example">func bal_phi(x) ➡ ‹k›(∿(~x t)+Ø · ∿(~x t)); // exp(k*t)*(sin(sin(x*t)+phi * sin(sin(x*t)))</text:p>
      <text:p text:style-name="example"/>
      <text:p text:style-name="example">bal_phi(f0rc);</text:p>
      <text:p text:style-name="example">bal_phi(f0);</text:p>
      <text:p text:style-name="example"/>
      <text:p text:style-name="example">// bell </text:p>
      <text:p text:style-name="example"/>
      <text:p text:style-name="example">const f0=440, offset=1;</text:p>
      <text:p text:style-name="example"/>
      <text:p text:style-name="example">func bp(f,x,y,z) ➡ z · ~(f·x) · exp(1-t·y);</text:p>
      <text:p text:style-name="example"/>
      <text:p text:style-name="example">func bell(f) ➡ </text:p>
      <text:p text:style-name="example"><text:s/>bp(f, 0.5, <text:s text:c="4"/>0.075, 1) <text:s text:c="3"/>+</text:p>
      <text:p text:style-name="example"><text:s/>bp(f, 1, <text:s text:c="6"/>0.65, <text:s/>1.35) +</text:p>
      <text:p text:style-name="example"><text:s/>bp(f, 1.7, <text:s text:c="4"/>0.35, <text:s/>1.67) +</text:p>
      <text:p text:style-name="example"><text:s/>bp(f, 1.19, <text:s text:c="3"/>0.325, 2.67) +</text:p>
      <text:p text:style-name="example"><text:s/>bp(f, 2, <text:s text:c="6"/>0.25, <text:s/>1.46) +</text:p>
      <text:p text:style-name="example"><text:s/>bp(f, 2.74, <text:s text:c="3"/>0.2, <text:s text:c="2"/>1.33) +</text:p>
      <text:p text:style-name="example"><text:s/>bp(f, 3, <text:s text:c="6"/>0.15, <text:s/>1.33) +</text:p>
      <text:p text:style-name="example"><text:s/>bp(f, 3.75, <text:s text:c="3"/>0.1, <text:s text:c="2"/>0.75) +</text:p>
      <text:p text:style-name="example"><text:s/>bp(f, 4.07, <text:s text:c="3"/>0.075, 1.33);</text:p>
      <text:p text:style-name="example"/>
      <text:p text:style-name="example">bell(f0);</text:p>
      <text:p text:style-name="example">bell(f0+offset);</text:p>
      <text:h text:style-name="Heading_20_1" text:outline-level="1">expressions</text:h>
      <text:p text:style-name="Text_20_body">Each sound channel is defined by an expression, we've already seen some examples, so lets present the function and operators set</text:p>
      <text:p text:style-name="Text_20_body">implicit multiplication, default operator is multiply so two terms with no operator are multiplied, i.e. ~3 ~440 is ~3 * ~440</text:p>
      <text:p text:style-name="Text_20_body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Standard">Arithmetic</text:p>
          </table:table-cell>
          <table:table-cell table:style-name="Tabla1.A1" office:value-type="string">
            <text:p text:style-name="example">–(negation) + - * / ^ (power) !(!n=n*(n-1)*n-2*n-3…). </text:p>
          </table:table-cell>
        </table:table-row>
        <table:table-row table:style-name="Tabla1.1">
          <table:table-cell table:style-name="Tabla1.A1" office:value-type="string">
            <text:p text:style-name="Standard"/>
            <text:p text:style-name="Standard">Logical</text:p>
          </table:table-cell>
          <table:table-cell table:style-name="Tabla1.A1" office:value-type="string">
            <text:p text:style-name="example">(&gt;, &lt;, &gt;=, &lt;=, =, &lt;&gt;) are also implemented, remember ‘t’ variable can be addressed with a 2π scale so if you want to play a 440Hz tone from second 2 execute: sin(440t)*(t&gt;2·2π)</text:p>
          </table:table-cell>
        </table:table-row>
        <table:table-row table:style-name="Tabla1.1">
          <table:table-cell table:style-name="Tabla1.A3" office:value-type="string">
            <text:p text:style-name="Standard">Symbols</text:p>
          </table:table-cell>
          <table:table-cell table:style-name="Tabla1.A3" office:value-type="string">
            <text:p text:style-name="example">{amp, hz, phase} = wave definition</text:p>
            <text:p text:style-name="example">\start:end\ = lap(start, end)</text:p>
            <text:p text:style-name="example">[secs] = translated seconds to sample value</text:p>
            <text:p text:style-name="example">|expr| = abs value of expression</text:p>
            <text:p text:style-name="example">‹k› = exp(k*t)</text:p>
            <text:p text:style-name="example">⬳(expr)=saw(expr)</text:p>
            <text:p text:style-name="example">∿(expr) = sin(expr)</text:p>
            <text:p text:style-name="example">☯(freq) = sin(t * freq) * sin(freq / (t + 6π));</text:p>
            <text:p text:style-name="example">§(from, to, inc) = sequence(from, to, inc)</text:p>
            <text:p text:style-name="example">✬(base, slope, islope, n)</text:p>
            <text:p text:style-name="example">? = random 0..1</text:p>
          </table:table-cell>
        </table:table-row>
      </table:table>
      <text:p text:style-name="P2"/>
      <text:p text:style-name="Standard"><text:span text:style-name="T3"><text:tab/></text:span>Functions supported include: </text:p>
      <text:p text:style-name="P3"/>
      <table:table table:name="Tabla2" table:style-name="Tabla2">
        <table:table-column table:style-name="Tabla2.A"/>
        <table:table-column table:style-name="Tabla2.B"/>
        <table:table-column table:style-name="Tabla2.C" table:number-columns-repeated="3"/>
        <table:table-column table:style-name="Tabla2.F"/>
        <table:table-row table:style-name="Tabla2.1">
          <table:table-cell table:style-name="Tabla2.A1" office:value-type="string">
            <text:p text:style-name="example">sin</text:p>
          </table:table-cell>
          <table:table-cell table:style-name="Tabla2.A1" office:value-type="string">
            <text:p text:style-name="example">cos</text:p>
          </table:table-cell>
          <table:table-cell table:style-name="Tabla2.A1" office:value-type="string">
            <text:p text:style-name="example">tan</text:p>
          </table:table-cell>
          <table:table-cell table:style-name="Tabla2.A1" office:value-type="string">
            <text:p text:style-name="example">exp</text:p>
          </table:table-cell>
          <table:table-cell table:style-name="Tabla2.A1" office:value-type="string">
            <text:p text:style-name="example">log</text:p>
          </table:table-cell>
          <table:table-cell table:style-name="Tabla2.A1" office:value-type="string">
            <text:p text:style-name="example">log10</text:p>
          </table:table-cell>
        </table:table-row>
        <table:table-row table:style-name="Tabla2.1">
          <table:table-cell table:style-name="Tabla2.A1" office:value-type="string">
            <text:p text:style-name="example">int</text:p>
          </table:table-cell>
          <table:table-cell table:style-name="Tabla2.A1" office:value-type="string">
            <text:p text:style-name="example">sqrt</text:p>
          </table:table-cell>
          <table:table-cell table:style-name="Tabla2.A1" office:value-type="string">
            <text:p text:style-name="example">asin</text:p>
          </table:table-cell>
          <table:table-cell table:style-name="Tabla2.A1" office:value-type="string">
            <text:p text:style-name="example">acos</text:p>
          </table:table-cell>
          <table:table-cell table:style-name="Tabla2.A1" office:value-type="string">
            <text:p text:style-name="example">atan</text:p>
          </table:table-cell>
          <table:table-cell table:style-name="Tabla2.A1" office:value-type="string">
            <text:p text:style-name="example">saw</text:p>
          </table:table-cell>
        </table:table-row>
        <table:table-row table:style-name="Tabla2.1">
          <table:table-cell table:style-name="Tabla2.A1" office:value-type="string">
            <text:p text:style-name="example">wave</text:p>
          </table:table-cell>
          <table:table-cell table:style-name="Tabla2.A1" office:value-type="string">
            <text:p text:style-name="example">note</text:p>
          </table:table-cell>
          <table:table-cell table:style-name="Tabla2.A1" office:value-type="string">
            <text:p text:style-name="example">tone</text:p>
          </table:table-cell>
          <table:table-cell table:style-name="Tabla2.A1" office:value-type="string">
            <text:p text:style-name="example">osc</text:p>
          </table:table-cell>
          <table:table-cell table:style-name="Tabla2.A1" office:value-type="string">
            <text:p text:style-name="example">sec</text:p>
          </table:table-cell>
          <table:table-cell table:style-name="Tabla2.A1" office:value-type="string">
            <text:p text:style-name="example">Abs</text:p>
          </table:table-cell>
        </table:table-row>
        <table:table-row table:style-name="Tabla2.1">
          <table:table-cell table:style-name="Tabla2.A1" office:value-type="string">
            <text:p text:style-name="example">lap</text:p>
          </table:table-cell>
          <table:table-cell table:style-name="Tabla2.A1" office:value-type="string">
            <text:p text:style-name="example"/>
          </table:table-cell>
          <table:table-cell table:style-name="Tabla2.A1" office:value-type="string">
            <text:p text:style-name="example"/>
          </table:table-cell>
          <table:table-cell table:style-name="Tabla2.A1" office:value-type="string">
            <text:p text:style-name="example"/>
          </table:table-cell>
          <table:table-cell table:style-name="Tabla2.A1" office:value-type="string">
            <text:p text:style-name="example"/>
          </table:table-cell>
          <table:table-cell table:style-name="Tabla2.A1" office:value-type="string">
            <text:p text:style-name="example"/>
          </table:table-cell>
        </table:table-row>
      </table:table>
      <text:p text:style-name="P10"> </text:p>
      <text:list xml:id="list460752073856831849" text:style-name="L2">
        <text:list-item>
          <text:p text:style-name="P7">wave(amp, freq, phase) function implements a sinusoidal wave ‘y=amp*sin(w*t+phase)’, parameters are wave(amp, freq, phase). Example: wave(1,440,0) plays a 440Hz sin tone wave. </text:p>
        </text:list-item>
        <text:list-item>
          <text:p text:style-name="P7">note(note, oct) function implements a note/octave sound, i.e. note(note#, octave), notes are coded as:</text:p>
        </text:list-item>
      </text:list>
      <text:p text:style-name="P4">C=0, C#=1, D=2, D#=3, E=4, F=5, F#=6, G=7, G#=8, A=9, A#=10, B=11 </text:p>
      <text:list xml:id="list3983062249808877876" text:style-name="L3">
        <text:list-item>
          <text:p text:style-name="P8">tone(note, oct) function returns the frequency associated with a note/octave, i.e. tone(note#, octave), notes are coded as in the note functions. sin(tone(0,0)*t) is equivalent to note(0,0). <text:s/>osc(freq) (oscillator) is equivalent to sin(freq*t), i.e. osc(440) = sin(t*440).   sec(seconds) function converts parameter in seconds to ‘x’ scale i.e. sec(val) = val * 2*PI. </text:p>
        </text:list-item>
      </text:list>
      <text:list xml:id="list1631048820810932965" text:style-name="L4">
        <text:list-item>
          <text:p text:style-name="P9">saw(freq,angle) generates a saw tooth with attack angle, omitting angle generates a 45º saw. </text:p>
        </text:list-item>
        <text:list-item>
          <text:p text:style-name="P9">lap(time1, time2). Returns 1 if time variable ‘t’ is between time1..time2 and 0 in other case.</text:p>
          <text:p text:style-name="P12"/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-Bold" svg:font-family="Courier-Bold" style:font-family-generic="modern"/>
    <style:font-face style:name="Times-Roman" svg:font-family="Times-Roman" style:font-family-generic="roman"/>
    <style:font-face style:name=".AppleSystemUIFont" svg:font-family=".AppleSystemUIFon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example" style:family="paragraph" style:parent-style-name="Standard" style:class="text">
      <style:text-properties style:font-name="Courier New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22T08:57:25</meta:creation-date>
    <dc:date>2020-02-22T10:33:17</dc:date>
    <meta:editing-duration>PT1H30M1S</meta:editing-duration>
    <meta:editing-cycles>12</meta:editing-cycles>
    <meta:generator>OpenOffice/4.1.7$Unix OpenOffice.org_project/417m1$Build-9800</meta:generator>
    <meta:document-statistic meta:table-count="2" meta:image-count="0" meta:object-count="0" meta:page-count="1" meta:paragraph-count="110" meta:word-count="676" meta:character-count="4316"/>
  </office:meta>
</office:document-meta>
</file>